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space PlayListLib; public class Duration { public int Hours { get; } public int Minutes { get; } public int Seconds { get; } public int TotalSeconds { get =&gt; (Hours * 3600) + (Minutes * 60) + Seconds; } public Duration() { } <text:line-break/>public Duration(int hours, int minutes, int seconds) { Hours = hours; Minutes = minutes; Seconds = seconds; } public Duration(int totalSeconds) { } public override bool Equals(object? obj) { if (obj == null || this.GetType() != obj.GetType()) { return false; } Duration other = (Duration)obj; // return Name.Equals(other.Name) &amp;&amp; Dob.Equals(other.Dob); return TotalSeconds == other.TotalSeconds; } public override int GetHashCode() { return TotalSeconds.GetHashCode(); } public override string ToString() { TimeSpan seconds = TimeSpan.FromSeconds(TotalSeconds); return seconds.ToString(@"hh:mm:ss"); } }namespace PlayListLib;</text:p>
      <text:p text:style-name="Standard"/>
      <text:p text:style-name="Standard">public class Duration</text:p>
      <text:p text:style-name="Standard">{</text:p>
      <text:p text:style-name="Standard"><text:s text:c="4"/>public int Hours { get; }</text:p>
      <text:p text:style-name="Standard"><text:s text:c="4"/>public int Minutes { get; }</text:p>
      <text:p text:style-name="Standard"><text:s text:c="4"/>public int Seconds { get; }</text:p>
      <text:p text:style-name="Standard"><text:s text:c="4"/>public int TotalSeconds</text:p>
      <text:p text:style-name="Standard"><text:s text:c="4"/>{</text:p>
      <text:p text:style-name="Standard"><text:s text:c="8"/>get =&gt; (Hours * 3600) + (Minutes * 60) + Seconds;</text:p>
      <text:p text:style-name="Standard"><text:s text:c="4"/>}</text:p>
      <text:p text:style-name="Standard"/>
      <text:p text:style-name="Standard"><text:s text:c="4"/>public Duration()</text:p>
      <text:p text:style-name="Standard"><text:s text:c="4"/>{</text:p>
      <text:p text:style-name="Standard"><text:s text:c="4"/>}</text:p>
      <text:p text:style-name="Standard"/>
      <text:p text:style-name="Standard"><text:s text:c="4"/>public Duration(int hours, int minutes, int seconds)</text:p>
      <text:p text:style-name="Standard"><text:s text:c="4"/>{</text:p>
      <text:p text:style-name="Standard"><text:s text:c="8"/>Hours = hours;</text:p>
      <text:p text:style-name="Standard"><text:s text:c="8"/>Minutes = minutes;</text:p>
      <text:p text:style-name="Standard"><text:s text:c="8"/>Seconds = seconds;</text:p>
      <text:p text:style-name="Standard"><text:s text:c="4"/>}</text:p>
      <text:p text:style-name="Standard"/>
      <text:p text:style-name="Standard"><text:s text:c="4"/>public Duration(int totalSeconds)</text:p>
      <text:p text:style-name="Standard"><text:s text:c="4"/>{</text:p>
      <text:p text:style-name="Standard"><text:s text:c="4"/>}</text:p>
      <text:p text:style-name="Standard"/>
      <text:p text:style-name="Standard"><text:s text:c="4"/>public override bool Equals(object? obj)</text:p>
      <text:p text:style-name="Standard"><text:s text:c="4"/>{</text:p>
      <text:p text:style-name="Standard"><text:s text:c="8"/>if (obj == null || this.GetType() != obj.GetType())</text:p>
      <text:p text:style-name="Standard"><text:s text:c="8"/>{</text:p>
      <text:p text:style-name="Standard"><text:s text:c="12"/>return false;</text:p>
      <text:p text:style-name="Standard"><text:s text:c="8"/>}</text:p>
      <text:p text:style-name="Standard"/>
      <text:p text:style-name="Standard"><text:s text:c="8"/>Duration other = (Duration)obj;</text:p>
      <text:p text:style-name="Standard"><text:s text:c="8"/>// return Name.Equals(other.Name) &amp;&amp; Dob.Equals(other.Dob);</text:p>
      <text:p text:style-name="Standard"><text:s text:c="8"/>return TotalSeconds == other.TotalSeconds;</text:p>
      <text:p text:style-name="Standard"><text:s text:c="4"/>}</text:p>
      <text:p text:style-name="Standard"/>
      <text:p text:style-name="Standard"><text:s text:c="4"/>public override int GetHashCode()</text:p>
      <text:p text:style-name="Standard"><text:soft-page-break/><text:s text:c="4"/>{</text:p>
      <text:p text:style-name="Standard"><text:s text:c="8"/>return TotalSeconds.GetHashCode();</text:p>
      <text:p text:style-name="Standard"><text:s text:c="4"/>}</text:p>
      <text:p text:style-name="Standard"/>
      <text:p text:style-name="Standard"><text:s text:c="4"/>public override string ToString()</text:p>
      <text:p text:style-name="Standard"><text:s text:c="4"/>{</text:p>
      <text:p text:style-name="Standard"><text:s text:c="8"/>TimeSpan seconds = TimeSpan.FromSeconds(TotalSeconds);</text:p>
      <text:p text:style-name="Standard"><text:s text:c="8"/>return seconds.ToString(@"hh:mm:ss"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Alexandre Rollin</text:h>
      <text:p text:style-name="Text_20_body"><text:s/>— </text:p>
      <text:p text:style-name="Text_20_body">Aujourd’hui à 14:51</text:p>
      <text:p text:style-name="Text_20_body">namespace PlayListLib;</text:p>
      <text:p text:style-name="Text_20_body"/>
      <text:p text:style-name="Text_20_body">public class Duration</text:p>
      <text:p text:style-name="Text_20_body">{</text:p>
      <text:p text:style-name="Text_20_body"><text:s text:c="4"/>public int Hours { get; set; }</text:p>
      <text:p text:style-name="Text_20_body"><text:s text:c="4"/>public int Minutes{ get ; set; }</text:p>
      <text:p text:style-name="Text_20_body"><text:s text:c="4"/>public int Seconds { get; set; }</text:p>
      <text:p text:style-name="Text_20_body"><text:s text:c="4"/>public int TotalSeconds</text:p>
      <text:p text:style-name="Text_20_body"><text:s text:c="4"/>{</text:p>
      <text:p text:style-name="Text_20_body"><text:s text:c="8"/>get =&gt; (Hours * 3600) + (Minutes * 60) + Seconds;</text:p>
      <text:p text:style-name="Text_20_body"><text:s text:c="4"/>}</text:p>
      <text:p text:style-name="Text_20_body"/>
      <text:p text:style-name="Text_20_body"><text:soft-page-break/><text:s text:c="4"/>public Duration()</text:p>
      <text:p text:style-name="Text_20_body"><text:s text:c="4"/>{</text:p>
      <text:p text:style-name="Text_20_body"><text:s text:c="4"/>}</text:p>
      <text:p text:style-name="Text_20_body"/>
      <text:p text:style-name="Text_20_body"><text:s text:c="4"/>public Duration(int hours, int minutes, int seconds)</text:p>
      <text:p text:style-name="Text_20_body"><text:s text:c="4"/>{</text:p>
      <text:p text:style-name="Text_20_body"><text:s text:c="8"/>Hours = hours;</text:p>
      <text:p text:style-name="Text_20_body"><text:s text:c="8"/>Minutes = minutes;</text:p>
      <text:p text:style-name="Text_20_body"><text:s text:c="8"/>Seconds = seconds;</text:p>
      <text:p text:style-name="Text_20_body"><text:s text:c="4"/>}</text:p>
      <text:p text:style-name="Text_20_body"/>
      <text:p text:style-name="Text_20_body"><text:s text:c="4"/>public Duration(int totalSeconds)</text:p>
      <text:p text:style-name="Text_20_body"><text:s text:c="4"/>{</text:p>
      <text:p text:style-name="Text_20_body"><text:s text:c="8"/>Seconds = totalSeconds;</text:p>
      <text:p text:style-name="Text_20_body"><text:s text:c="4"/>}</text:p>
      <text:p text:style-name="Text_20_body"/>
      <text:p text:style-name="Text_20_body"><text:s text:c="4"/>public override bool Equals(object? obj)</text:p>
      <text:p text:style-name="Text_20_body"><text:s text:c="4"/>{</text:p>
      <text:p text:style-name="Text_20_body"><text:s text:c="8"/>if (obj == null || this.GetType() != obj.GetType())</text:p>
      <text:p text:style-name="Text_20_body"><text:s text:c="8"/>{</text:p>
      <text:p text:style-name="Text_20_body"><text:s text:c="12"/>return false;</text:p>
      <text:p text:style-name="Text_20_body"><text:s text:c="8"/>}</text:p>
      <text:p text:style-name="Text_20_body"/>
      <text:p text:style-name="Text_20_body"><text:s text:c="8"/>Duration other = (Duration)obj;</text:p>
      <text:p text:style-name="Text_20_body"><text:s text:c="8"/>return TotalSeconds == other.TotalSeconds;</text:p>
      <text:p text:style-name="Text_20_body"><text:s text:c="4"/>}</text:p>
      <text:p text:style-name="Text_20_body"/>
      <text:p text:style-name="Text_20_body"><text:s text:c="4"/>public override int GetHashCode()</text:p>
      <text:p text:style-name="Text_20_body"><text:s text:c="4"/>{</text:p>
      <text:p text:style-name="Text_20_body"><text:s text:c="8"/>return TotalSeconds.GetHashCode();</text:p>
      <text:p text:style-name="Text_20_body"><text:soft-page-break/><text:s text:c="4"/>}</text:p>
      <text:p text:style-name="Text_20_body"/>
      <text:p text:style-name="Text_20_body"><text:s text:c="4"/>public override string ToString()</text:p>
      <text:p text:style-name="Text_20_body"><text:s text:c="4"/>{</text:p>
      <text:p text:style-name="Text_20_body"><text:s text:c="8"/>TimeSpan time = TimeSpan.FromSeconds(TotalSeconds);</text:p>
      <text:p text:style-name="Text_20_body"><text:s text:c="8"/>return time.ToString(@"hh:mm:ss");</text:p>
      <text:p text:style-name="Text_20_body"><text:s text:c="4"/>}</text:p>
      <text:p text:style-name="Text_20_body">}</text:p>
      <text:p text:style-name="Standard"/>
      <text:p text:style-name="Standard"/>
      <text:p text:style-name="Standard">namespace PlayListLib;</text:p>
      <text:p text:style-name="Standard"/>
      <text:p text:style-name="Standard">public class Song</text:p>
      <text:p text:style-name="Standard">{</text:p>
      <text:p text:style-name="Standard"><text:s text:c="4"/>public static int NextId { get; set; } = 1;</text:p>
      <text:p text:style-name="Standard"/>
      <text:p text:style-name="Standard"><text:s text:c="4"/>public int Id { get; set; }</text:p>
      <text:p text:style-name="Standard"><text:s text:c="4"/>public string Title { get; set; }</text:p>
      <text:p text:style-name="Standard"><text:s text:c="4"/>public string Genre { get; set; }</text:p>
      <text:p text:style-name="Standard"/>
      <text:p text:style-name="Standard"><text:s text:c="4"/>public Artist Artist { get; set; }</text:p>
      <text:p text:style-name="Standard"/>
      <text:p text:style-name="Standard"><text:s text:c="4"/>public Duration Length{ get; set; }</text:p>
      <text:p text:style-name="Standard"/>
      <text:p text:style-name="Standard"><text:s text:c="4"/>public Song()</text:p>
      <text:p text:style-name="Standard"><text:s text:c="4"/>{</text:p>
      <text:p text:style-name="Standard"><text:s text:c="4"/>}</text:p>
      <text:p text:style-name="Standard"/>
      <text:p text:style-name="Standard"><text:s text:c="4"/>public Song(int id, string title, string genre, Artist artist, Duration length)</text:p>
      <text:p text:style-name="Standard"><text:s text:c="4"/>{</text:p>
      <text:p text:style-name="Standard"><text:s text:c="8"/>Length = length;</text:p>
      <text:p text:style-name="Standard"><text:s text:c="8"/>Artist = artist;</text:p>
      <text:p text:style-name="Standard"><text:s text:c="8"/>Id= id;</text:p>
      <text:p text:style-name="Standard"><text:s text:c="8"/>Title = title;</text:p>
      <text:p text:style-name="Standard"><text:s text:c="8"/>Genre = genre;</text:p>
      <text:p text:style-name="Standard"/>
      <text:p text:style-name="Standard"><text:s text:c="4"/>}</text:p>
      <text:p text:style-name="Standard"><text:s text:c="4"/>public Song(string title, string genre, Artist artist, Duration length)</text:p>
      <text:p text:style-name="Standard"><text:s text:c="4"/>{</text:p>
      <text:p text:style-name="Standard"><text:s text:c="8"/>Id = NextId;</text:p>
      <text:p text:style-name="Standard"><text:s text:c="8"/>NextId++;</text:p>
      <text:p text:style-name="Standard"><text:s text:c="8"/>Title = title;</text:p>
      <text:p text:style-name="Standard"><text:s text:c="8"/>Genre = genre;</text:p>
      <text:p text:style-name="Standard"><text:soft-page-break/><text:s text:c="8"/>Artist = artist;</text:p>
      <text:p text:style-name="Standard"><text:s text:c="8"/>Length = length;</text:p>
      <text:p text:style-name="Standard"/>
      <text:p text:style-name="Standard"><text:s text:c="4"/>}</text:p>
      <text:p text:style-name="Standard"><text:s text:c="4"/>public Song(string title, string genre, Artist artist, int length)</text:p>
      <text:p text:style-name="Standard"><text:s text:c="4"/>{</text:p>
      <text:p text:style-name="Standard"><text:s text:c="8"/>Length = new Duration(length);</text:p>
      <text:p text:style-name="Standard"><text:s text:c="8"/>Artist = artist;</text:p>
      <text:p text:style-name="Standard"><text:s text:c="8"/>Id = NextId;</text:p>
      <text:p text:style-name="Standard"><text:s text:c="8"/>NextId++;</text:p>
      <text:p text:style-name="Standard"><text:s text:c="8"/>Title = title;</text:p>
      <text:p text:style-name="Standard"><text:s text:c="8"/>Genre = genre;</text:p>
      <text:p text:style-name="Standard"/>
      <text:p text:style-name="Standard"/>
      <text:p text:style-name="Standard"><text:s text:c="4"/>}</text:p>
      <text:p text:style-name="Standard"><text:s text:c="4"/>public Song(string title, Artist artist, Duration length)</text:p>
      <text:p text:style-name="Standard"><text:s text:c="4"/>{</text:p>
      <text:p text:style-name="Standard"><text:s text:c="7"/>Length = length;</text:p>
      <text:p text:style-name="Standard"><text:s text:c="8"/>Artist = artist;</text:p>
      <text:p text:style-name="Standard"><text:s text:c="8"/>Id = NextId;</text:p>
      <text:p text:style-name="Standard"><text:s text:c="8"/>NextId++;</text:p>
      <text:p text:style-name="Standard"><text:s text:c="8"/>Title = title;</text:p>
      <text:p text:style-name="Standard"><text:s text:c="4"/>}</text:p>
      <text:p text:style-name="Standard"><text:s text:c="4"/>public Song(string title, Artist artist,int length)</text:p>
      <text:p text:style-name="Standard"><text:s text:c="4"/>{</text:p>
      <text:p text:style-name="Standard"><text:s text:c="8"/>Length = new Duration(length);</text:p>
      <text:p text:style-name="Standard"><text:s text:c="8"/>Artist = artist;</text:p>
      <text:p text:style-name="Standard"><text:s text:c="8"/>Id = NextId;</text:p>
      <text:p text:style-name="Standard"><text:s text:c="8"/>NextId++;</text:p>
      <text:p text:style-name="Standard"><text:s text:c="8"/>Title = title;</text:p>
      <text:p text:style-name="Standard"/>
      <text:p text:style-name="Standard"><text:s text:c="4"/>}</text:p>
      <text:p text:style-name="Standard"/>
      <text:p text:style-name="Standard"><text:s text:c="4"/>public override bool Equals(object? obj)</text:p>
      <text:p text:style-name="Standard"><text:s text:c="4"/>{</text:p>
      <text:p text:style-name="Standard"><text:s text:c="8"/>if (obj == null || this.GetType() != obj.GetType())</text:p>
      <text:p text:style-name="Standard"><text:s text:c="8"/>{</text:p>
      <text:p text:style-name="Standard"><text:s text:c="12"/>return false;</text:p>
      <text:p text:style-name="Standard"><text:s text:c="8"/>}</text:p>
      <text:p text:style-name="Standard"/>
      <text:p text:style-name="Standard"><text:s text:c="8"/>Song other = (Song)obj;</text:p>
      <text:p text:style-name="Standard"><text:s text:c="8"/>return Id == other.Id;</text:p>
      <text:p text:style-name="Standard"><text:s text:c="4"/>}</text:p>
      <text:p text:style-name="Standard"/>
      <text:p text:style-name="Standard"><text:s text:c="4"/>public override int GetHashCode()</text:p>
      <text:p text:style-name="Standard"><text:s text:c="4"/>{</text:p>
      <text:p text:style-name="Standard"><text:s text:c="8"/>return Id.GetHashCode();</text:p>
      <text:p text:style-name="Standard"><text:s text:c="4"/>}</text:p>
      <text:p text:style-name="Standard"/>
      <text:p text:style-name="Standard"><text:soft-page-break/><text:s text:c="4"/>public override string ToString()</text:p>
      <text:p text:style-name="Standard"><text:s text:c="4"/>{</text:p>
      <text:p text:style-name="Standard"><text:s text:c="8"/>return $"{Id.ToString().PadLeft(2,'0')} {Title.PadRight(20,' ')} <text:s/>{Length} {Artist.Name}";</text:p>
      <text:p text:style-name="Standard"><text:s text:c="4"/>}</text:p>
      <text:p text:style-name="Standard">}</text:p>
      <text:p text:style-name="Standard">﻿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3:20:02.251752331</meta:creation-date>
    <dc:date>2022-05-11T14:52:19.755847499</dc:date>
    <meta:editing-duration>PT1H11M5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6" meta:paragraph-count="160" meta:word-count="594" meta:character-count="4589" meta:non-whitespace-character-count="3311"/>
  </office:meta>
</office:document-meta>
</file>